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rf</text:p>
          </table:table-cell>
          <table:table-cell office:value-type="float" office:value="100000">
            <text:p>100000</text:p>
          </table:table-cell>
          <table:table-cell table:number-columns-repeated="13"/>
          <table:table-cell table:style-name="Default"/>
          <table:table-cell/>
        </table:table-row>
        <table:table-row table:style-name="ro1">
          <table:table-cell office:value-type="string">
            <text:p>rg</text:p>
          </table:table-cell>
          <table:table-cell table:formula="of:=[.B1]" office:value-type="float" office:value="100000">
            <text:p>100000</text:p>
          </table:table-cell>
          <table:table-cell table:number-columns-repeated="13"/>
          <table:table-cell table:style-name="Default"/>
          <table:table-cell/>
        </table:table-row>
        <table:table-row table:style-name="ro2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3"/>
          <table:table-cell table:style-name="Default"/>
          <table:table-cell/>
        </table:table-row>
        <table:table-row table:style-name="ro1">
          <table:table-cell office:value-type="string">
            <text:p>r2</text:p>
          </table:table-cell>
          <table:table-cell table:formula="of:=[.B3]" office:value-type="float" office:value="1000">
            <text:p>1000</text:p>
          </table:table-cell>
          <table:table-cell table:number-columns-repeated="7"/>
          <table:table-cell office:value-type="string">
            <text:p>lowpass</text:p>
          </table:table-cell>
          <table:table-cell table:number-columns-repeated="5"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1">
          <table:table-cell/>
          <table:table-cell office:value-type="string">
            <text:p>rf</text:p>
          </table:table-cell>
          <table:table-cell office:value-type="string">
            <text:p>rg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out</text:p>
          </table:table-cell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2PI</text:p>
          </table:table-cell>
          <table:table-cell office:value-type="string">
            <text:p>notes</text:p>
          </table:table-cell>
          <table:table-cell office:value-type="string">
            <text:p>fc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">
            <text:p>1000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6]*(([.B6]+[.D6])*[.C6])/([.D6]*([.C6]+[.E6])) - [.G6]*[.B6]/[.C6]" office:value-type="float" office:value="0.499">
            <text:p>0.499</text:p>
          </table:table-cell>
          <table:table-cell/>
          <table:table-cell office:value-type="float" office:value="4700">
            <text:p>4700</text:p>
          </table:table-cell>
          <table:table-cell table:style-name="ce1" office:value-type="float" office:value="0.00000001">
            <text:p>1.00E-008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000pf</text:p>
          </table:table-cell>
          <table:table-cell table:formula="of:=1/([.L6]*[.K6]*[.J6])" office:value-type="float" office:value="3386.27538493394">
            <text:p>3386.27538493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0">
            <text:p>10000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7]*(([.B7]+[.D7])*[.C7])/([.D7]*([.C7]+[.E7])) - [.G7]*[.B7]/[.C7]" office:value-type="float" office:value="4.999">
            <text:p>4.999</text:p>
          </table:table-cell>
          <table:table-cell/>
          <table:table-cell office:value-type="float" office:value="4700">
            <text:p>4700</text:p>
          </table:table-cell>
          <table:table-cell table:style-name="ce1" office:value-type="float" office:value="0.00000000001">
            <text:p>1.00E-011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pf</text:p>
          </table:table-cell>
          <table:table-cell table:formula="of:=1/([.L7]*[.K7]*[.J7])" office:value-type="float" office:value="3386275.38493394">
            <text:p>3386275.3849339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0">
            <text:p>100000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8]*(([.B8]+[.D8])*[.C8])/([.D8]*([.C8]+[.E8])) - [.G8]*[.B8]/[.C8]" office:value-type="float" office:value="0.499">
            <text:p>0.499</text:p>
          </table:table-cell>
          <table:table-cell/>
          <table:table-cell office:value-type="float" office:value="4700">
            <text:p>4700</text:p>
          </table:table-cell>
          <table:table-cell table:style-name="ce1" office:value-type="float" office:value="0.000001">
            <text:p>1.00E-006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uF</text:p>
          </table:table-cell>
          <table:table-cell table:formula="of:=1/([.L8]*[.K8]*[.J8])" office:value-type="float" office:value="33.8627538493394">
            <text:p>33.8627538493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9]*(([.B9]+[.D9])*[.C9])/([.D9]*([.C9]+[.E9])) - [.G9]*[.B9]/[.C9]" office:value-type="float" office:value="0">
            <text:p>#DIV/0!</text:p>
          </table:table-cell>
          <table:table-cell/>
          <table:table-cell office:value-type="float" office:value="4700">
            <text:p>4700</text:p>
          </table:table-cell>
          <table:table-cell table:style-name="ce1"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9]*[.K9]*[.J9])" office:value-type="float" office:value="338.627538493394">
            <text:p>338.627538493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10]*(([.B10]+[.D10])*[.C10])/([.D10]*([.C10]+[.E10])) - [.G10]*[.B10]/[.C10]" office:value-type="float" office:value="0">
            <text:p>#DIV/0!</text:p>
          </table:table-cell>
          <table:table-cell/>
          <table:table-cell office:value-type="float" office:value="10000">
            <text:p>10000</text:p>
          </table:table-cell>
          <table:table-cell table:style-name="ce1"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0]*[.K10]*[.J10])" office:value-type="float" office:value="159.154943091895">
            <text:p>159.1549430919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11]*(([.B11]+[.D11])*[.C11])/([.D11]*([.C11]+[.E11])) - [.G11]*[.B11]/[.C11]" office:value-type="float" office:value="0">
            <text:p>#DIV/0!</text:p>
          </table:table-cell>
          <table:table-cell/>
          <table:table-cell office:value-type="float" office:value="2200">
            <text:p>2200</text:p>
          </table:table-cell>
          <table:table-cell table:style-name="ce1"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1]*[.K11]*[.J11])" office:value-type="float" office:value="723.431559508615">
            <text:p>723.4315595086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1000">
            <text:p>1000</text:p>
          </table:table-cell>
          <table:table-cell table:style-name="ce1"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2]*[.K12]*[.J12])" office:value-type="float" office:value="1591.54943091895">
            <text:p>1591.549430919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100">
            <text:p>100</text:p>
          </table:table-cell>
          <table:table-cell table:style-name="ce1" office:value-type="float" office:value="0.000001">
            <text:p>1.00E-006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uF</text:p>
          </table:table-cell>
          <table:table-cell table:formula="of:=1/([.L13]*[.K13]*[.J13])" office:value-type="float" office:value="1591.54943091895">
            <text:p>1591.549430919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table:number-columns-repeated="3"/>
          <table:table-cell/>
          <table:table-cell table:formula="of:=1/([.L14]*[.K14]*[.J14])" office:value-type="float" office:value="0">
            <text:p>#DIV/0!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table:number-columns-repeated="3"/>
          <table:table-cell/>
          <table:table-cell table:formula="of:=1/([.L15]*[.K15]*[.J15])" office:value-type="float" office:value="0">
            <text:p>#DIV/0!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15"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15"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15"/>
          <table:table-cell office:value-type="float" office:value="0.000001">
            <text:p>1.00E-006</text:p>
          </table:table-cell>
          <table:table-cell office:value-type="string">
            <text:p>1uF</text:p>
          </table:table-cell>
        </table:table-row>
        <table:table-row table:style-name="ro2">
          <table:table-cell table:number-columns-repeated="15"/>
          <table:table-cell office:value-type="float" office:value="0.000001">
            <text:p>1.00E-006</text:p>
          </table:table-cell>
          <table:table-cell/>
        </table:table-row>
        <table:table-row table:style-name="ro2">
          <table:table-cell table:number-columns-repeated="15"/>
          <table:table-cell office:value-type="float" office:value="0.000001">
            <text:p>1.00E-00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m Hindle</meta:initial-creator>
    <meta:creation-date>2012-10-18T00:09:53</meta:creation-date>
    <dc:date>2012-10-18T22:49:39</dc:date>
    <dc:creator>Abram Hindle</dc:creator>
    <meta:editing-duration>PT22H35M17S</meta:editing-duration>
    <meta:editing-cycles>2</meta:editing-cycles>
    <meta:generator>LibreOffice/3.5$Linux_X86_64 LibreOffice_project/350m1$Build-2</meta:generator>
    <meta:document-statistic meta:table-count="3" meta:cell-count="143" meta:object-count="0"/>
  </office:meta>
</office:document-meta>
</file>